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Arial Unicode MS" svg:font-family="'Arial Unicode MS'"/>
    <style:font-face style:name="Arial1" svg:font-family="Arial, sans-serif"/>
    <style:font-face style:name="HG Mincho Light J" svg:font-family="'HG Mincho Light J'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.42cm" fo:margin-bottom="0.21cm"/>
      <style:text-properties style:font-name="Arial2" fo:font-size="16pt" fo:font-weight="bold"/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background-color="transparent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fo:background-color="transparent"/>
    </style:style>
    <style:style style:name="P9" style:family="paragraph" style:parent-style-name="Text_20_body" style:list-style-name="L1">
      <style:paragraph-properties fo:margin-top="0cm" fo:margin-bottom="0cm" fo:text-align="justify" style:justify-single-word="false"/>
      <style:text-properties fo:background-color="transparent"/>
    </style:style>
    <style:style style:name="P10" style:family="paragraph" style:parent-style-name="Text_20_body" style:list-style-name="L2">
      <style:paragraph-properties fo:margin-top="0cm" fo:margin-bottom="0cm" fo:text-align="justify" style:justify-single-word="false"/>
      <style:text-properties fo:background-color="transparent"/>
    </style:style>
    <style:style style:name="P11" style:family="paragraph" style:parent-style-name="Text_20_body" style:list-style-name="L3">
      <style:paragraph-properties fo:margin-top="0cm" fo:margin-bottom="0cm" fo:text-align="justify" style:justify-single-word="false"/>
      <style:text-properties fo:background-color="transparent"/>
    </style:style>
    <style:style style:name="P12" style:family="paragraph" style:parent-style-name="Text_20_body">
      <style:paragraph-properties fo:margin-top="0cm" fo:margin-bottom="0cm"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fo:text-align="justify" style:justify-single-word="false"/>
    </style:style>
    <style:style style:name="P14" style:family="paragraph" style:parent-style-name="Text_20_body" style:master-page-name="Standard">
      <style:paragraph-properties fo:margin-left="-0.503cm" fo:margin-right="0cm" fo:text-indent="0cm" style:auto-text-indent="false" style:page-number="auto"/>
      <style:text-properties style:font-name="Arial2" fo:font-size="16pt" fo:font-weight="bold"/>
    </style:style>
    <style:style style:name="P15" style:family="paragraph" style:parent-style-name="Heading_20_1">
      <style:paragraph-properties fo:margin-top="0cm" fo:margin-bottom="0.499cm"/>
    </style:style>
    <style:style style:name="P16" style:family="paragraph" style:parent-style-name="Heading_20_2">
      <style:paragraph-properties fo:text-align="justify" style:justify-single-word="false"/>
      <style:text-properties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/>
    </style:style>
    <style:style style:name="T7" style:family="text">
      <style:text-properties fo:font-style="italic" fo:font-weight="normal" style:font-weight-asian="normal" style:font-weight-complex="normal"/>
    </style:style>
    <style:style style:name="T8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Rozdziały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Rozdziały:</text:p>
              </text:index-title>
              <text:p text:style-name="P4"><text:a xlink:type="simple" xlink:href="#__RefHeading__123_1245514498">1 - Wprowadzenie.</text:a></text:p>
              <text:p text:style-name="P5"><text:a xlink:type="simple" xlink:href="#__RefHeading__125_1245514498">1.1 - Przeznaczenie</text:a></text:p>
              <text:p text:style-name="P5"><text:a xlink:type="simple" xlink:href="#__RefHeading__127_1245514498">1.2 - Opis techniczny.</text:a></text:p>
            </text:index-body>
          </text:table-of-content>
          <text:p text:style-name="P3"/>
        </text:section>
      </text:section>
      <text:h text:style-name="P15" text:outline-level="1"><text:bookmark text:name="__RefHeading__123_1245514498"/>Wprowadzenie.<text:bookmark-end text:name="__RefHeading__123_1245514498"/></text:h>
      <text:h text:style-name="Heading_20_2" text:outline-level="2"><text:bookmark text:name="__RefHeading__125_1245514498"/>Przeznaczenie<text:bookmark-end text:name="__RefHeading__125_1245514498"/></text:h>
      <text:p text:style-name="P12"><text:span text:style-name="T4">Eeschema</text:span> to wydajne oprogramowanie przeznaczone do rysowania schematów elektronicznych, dostępne dla następujących systemów operacyjnych:</text:p>
      <text:p text:style-name="P12"/>
      <text:list xml:id="list37227069" text:style-name="L1">
        <text:list-item>
          <text:p text:style-name="P9">LINUX</text:p>
        </text:list-item>
        <text:list-item>
          <text:p text:style-name="P13">WINDOWS <text:span text:style-name="T1">XP</text:span>/2000</text:p>
        </text:list-item>
      </text:list>
      <text:p text:style-name="P12"/>
      <text:p text:style-name="P8">Niezależnie jaki system został użyty, generowane przez program pliki są w pełni kompatybilne pomiędzy systemami.</text:p>
      <text:p text:style-name="P8"><text:span text:style-name="T3">Eeschema</text:span> to oprogramowanie “zintegrowane” ponieważ wszsytkie funkcje jake oferuje: rysowanie, kontrola poprawności, układ, zarządzanie bibliotekami I dostęp do oprogramowania do tworzenia PCB są dostępne z poziomu Eeschema.</text:p>
      <text:p text:style-name="P8">Pozwala on także na rysowanie <text:span text:style-name="T3">hierarchic</text:span><text:span text:style-name="T3">zne</text:span>, używając do tego <text:span text:style-name="T5">wielu</text:span> połączonych ze sobą <text:span text:style-name="T5">arkuszy schematów</text:span>.</text:p>
      <text:p text:style-name="P8">Program jest przeznaczony do współpracy z oprogramowaniem do tworzenia obwodów drukowanych PCB jak np. <text:span text:style-name="T3">PCBNEW</text:span>, któremu dostacza tzw. plików <text:span text:style-name="T6">Netlist</text:span>, które to opisują elektryczne połączenia na PCB na podstawie projektu schematu.</text:p>
      <text:p text:style-name="P8">Eeschema posiada także zintegrowany edytor elementów pozwalający na tworzenie, edycję oraz wizualizację elementów, a również zapewnia obsługę bibliotek symboli (import, eksport, dodawanie I usuwanie elementów bibliotek).</text:p>
      <text:p text:style-name="P12"/>
      <text:p text:style-name="P8">Eeschema również zawiera następujące narzędzia dodatkowe ale stanowiące niezbędny element nowoczesnego oprogramowania do tworzenia schematów:</text:p>
      <text:p text:style-name="P12"/>
      <text:list xml:id="list37214836" text:style-name="L2">
        <text:list-item>
          <text:p text:style-name="P10">Sprawdzanie poprawności projektu (<text:span text:style-name="T6">DRC</text:span>) dla zautomatyzowanego procesu kontroli poprawności połączeń, czy pozostawienia niepołączonych wejść elementów...</text:p>
        </text:list-item>
        <text:list-item>
          <text:p text:style-name="P10">Generowanie wydruków w formacie POSTSCRIPT lub HPGL</text:p>
        </text:list-item>
        <text:list-item>
          <text:p text:style-name="P10">Generowanie wydruków na drukarce lokalnej.</text:p>
        </text:list-item>
        <text:list-item>
          <text:p text:style-name="P10">Tworzenie listy materiałowych BOM.</text:p>
        </text:list-item>
        <text:list-item>
          <text:p text:style-name="P10"><text:span text:style-name="T9">Tworzenie list sieci połączeń </text:span><text:span text:style-name="T8">(</text:span><text:span text:style-name="T6">ne</text:span><text:span text:style-name="T6">tlist</text:span><text:span text:style-name="T6">y</text:span><text:span text:style-name="T7">)</text:span> dla programów tworzących PCB lub oprogramowania symulacyjnego.</text:p>
        </text:list-item>
      </text:list>
      <text:h text:style-name="P16" text:outline-level="2"><text:bookmark text:name="__RefHeading__127_1245514498"/>Opis techniczny.<text:bookmark-end text:name="__RefHeading__127_1245514498"/></text:h>
      <text:p text:style-name="P8">To 32-bitowe oprogramowanie jest ograniczone tylko przez ilość dostępnej pamięci.</text:p>
      <text:p text:style-name="P8">Nie posiada realnych ograniczeń co do ilości elementów, liczby wyprowadzeń, połączeń, akruszy...</text:p>
      <text:p text:style-name="P8">Eeschema pozwala na proste jak i wieloarkuszowe schematy.</text:p>
      <text:p text:style-name="P8">W przypadku schematów wieloarkuszowych ich reprezentacja jest hierarchiczna, a dostęp do każdego z arkuszy jest niezależny.</text:p>
      <text:p text:style-name="P8">Eeschema pozwala dla schematów wieloarkuszowych pozwala na :</text:p>
      <text:list xml:id="list37209525" text:style-name="L3">
        <text:list-item>
          <text:p text:style-name="P11">Hierarchie proste (każdy schemat jest użyty tylko jeden raz)</text:p>
        </text:list-item>
        <text:list-item>
          <text:p text:style-name="P11">Hierarchie złożone (niektóre ze schematów są użyte wielokrotnie)</text:p>
        </text:list-item>
        <text:list-item>
          <text:p text:style-name="P11">Hierarchie płaskie (niektóre schematy nie są wyraźnie połączone w głównym schemacie)</text:p>
        </text:list-item>
      </text:list>
      <text:p text:style-name="P8"><text:soft-page-break/></text:p>
      <text:p text:style-name="P7">Maksymalny rozmiar rysunku jest zawsze regulowany od formatu A4 do A0 i od formatu A do E.</text:p>
      <text:p text:style-name="P6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Arial Unicode MS" svg:font-family="'Arial Unicode MS'"/>
    <style:font-face style:name="Arial1" svg:font-family="Arial, sans-serif"/>
    <style:font-face style:name="HG Mincho Light J" svg:font-family="'HG Mincho Light J'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1" fo:font-size="12pt" fo:language="fr" fo:country="FR" style:font-size-asian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199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1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dc:title>Eeschema, chap1: Presentation</dc:title>
    <meta:initial-creator>IUT</meta:initial-creator>
    <meta:creation-date>1996-01-27T13:47:00</meta:creation-date>
    <dc:date>2011-05-29T17:10:26.85</dc:date>
    <dc:language>fr-FR</dc:language>
    <meta:editing-cycles>10</meta:editing-cycles>
    <meta:editing-duration>PT58M19S</meta:editing-duration>
    <dc:creator>Kerusey Karyu</dc:creator>
    <meta:document-statistic meta:table-count="0" meta:image-count="0" meta:object-count="0" meta:page-count="2" meta:paragraph-count="33" meta:word-count="326" meta:character-count="2464"/>
    <meta:user-defined meta:name="Info 1"/>
    <meta:user-defined meta:name="Info 2"/>
    <meta:user-defined meta:name="Info 3"/>
    <meta:user-defined meta:name="Info 4"/>
  </office:meta>
</office:document-meta>
</file>